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4.360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7433333333333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Sprint_2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Sprint_3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ylan Ortiz</meta:initial-creator>
    <dc:creator>Dylan Ortiz</dc:creator>
    <meta:creation-date>2017-06-05T21:39:32Z</meta:creation-date>
    <dc:date>2017-06-05T21:59:45Z</dc:date>
  </office:meta>
</office:document-meta>
</file>